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52in"/>
    </style:style>
    <style:style style:name="co2" style:family="table-column">
      <style:table-column-properties fo:break-before="auto" style:column-width="6.212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2" table:default-cell-style-name="ce3"/>
        <table:table-row table:style-name="ro1">
          <table:table-cell office:value-type="string" calcext:value-type="string">
            <text:p>பட்டினத்தார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பாரதியார் வரலாறு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திருவாசகம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தேவநேயப் பாவாணர். ஞா</text:p>
          </table:table-cell>
          <table:table-cell table:number-columns-repeated="63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/00/0000</text:date>, <text:time style:data-style-name="N2" text:time-value="15:13:56.5256744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0.1.2$Linux_X86_64 LibreOffice_project/00$Build-2</meta:generator>
    <dc:date>2020-10-20T15:15:39.983308603</dc:date>
    <meta:editing-duration>PT4H8M11S</meta:editing-duration>
    <meta:editing-cycles>51</meta:editing-cycles>
    <meta:document-statistic meta:table-count="1" meta:cell-count="4" meta:object-count="0"/>
  </office:meta>
</office:document-meta>
</file>